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884cm" fo:margin-left="0.086cm" table:align="left"/>
    </style:style>
    <style:style style:name="Tabela1.A" style:family="table-column">
      <style:table-column-properties style:column-width="2.891cm"/>
    </style:style>
    <style:style style:name="Tabela1.B" style:family="table-column">
      <style:table-column-properties style:column-width="2.004cm"/>
    </style:style>
    <style:style style:name="Tabela1.C" style:family="table-column">
      <style:table-column-properties style:column-width="5.708cm"/>
    </style:style>
    <style:style style:name="Tabela1.D" style:family="table-column">
      <style:table-column-properties style:column-width="6.281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2" style:family="table">
      <style:table-properties style:width="16.884cm" fo:margin-left="0.086cm" table:align="left"/>
    </style:style>
    <style:style style:name="Tabela2.A" style:family="table-column">
      <style:table-column-properties style:column-width="2.891cm"/>
    </style:style>
    <style:style style:name="Tabela2.B" style:family="table-column">
      <style:table-column-properties style:column-width="2.401cm"/>
    </style:style>
    <style:style style:name="Tabela2.C" style:family="table-column">
      <style:table-column-properties style:column-width="5.311cm"/>
    </style:style>
    <style:style style:name="Tabela2.D" style:family="table-column">
      <style:table-column-properties style:column-width="6.281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3" style:family="table">
      <style:table-properties style:width="16.97cm" table:align="left"/>
    </style:style>
    <style:style style:name="Tabela3.A" style:family="table-column">
      <style:table-column-properties style:column-width="3.496cm"/>
    </style:style>
    <style:style style:name="Tabela3.B" style:family="table-column">
      <style:table-column-properties style:column-width="4.994cm"/>
    </style:style>
    <style:style style:name="Tabela3.C" style:family="table-column">
      <style:table-column-properties style:column-width="4.244cm"/>
    </style:style>
    <style:style style:name="Tabela3.D" style:family="table-column">
      <style:table-column-properties style:column-width="4.237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D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9pt" officeooo:rsid="001c79eb" officeooo:paragraph-rsid="001c79eb" style:font-size-asian="9pt" style:font-size-complex="9pt"/>
    </style:style>
    <style:style style:name="P2" style:family="paragraph" style:parent-style-name="Standard">
      <style:text-properties fo:font-size="9pt" officeooo:rsid="001c79eb" officeooo:paragraph-rsid="001e46a9" style:font-size-asian="9pt" style:font-size-complex="9pt"/>
    </style:style>
    <style:style style:name="P3" style:family="paragraph" style:parent-style-name="Standard">
      <style:text-properties fo:font-size="9pt" officeooo:paragraph-rsid="001e46a9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9pt" fo:font-weight="bold" officeooo:rsid="001ff50e" officeooo:paragraph-rsid="001ff50e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ourier" fo:font-size="9pt" officeooo:rsid="001c79eb" officeooo:paragraph-rsid="001c79eb" style:font-size-asian="9pt" style:font-size-complex="9pt"/>
    </style:style>
    <style:style style:name="P6" style:family="paragraph" style:parent-style-name="Table_20_Contents">
      <style:text-properties style:font-name="Courier" fo:font-size="9pt" officeooo:rsid="001e46a9" officeooo:paragraph-rsid="001e46a9" style:font-size-asian="9pt" style:font-size-complex="9pt"/>
    </style:style>
    <style:style style:name="P7" style:family="paragraph" style:parent-style-name="Table_20_Contents">
      <style:text-properties style:font-name="Courier" fo:font-size="9pt" officeooo:rsid="001e46a9" officeooo:paragraph-rsid="001ff50e" style:font-size-asian="9pt" style:font-size-complex="9pt"/>
    </style:style>
    <style:style style:name="P8" style:family="paragraph" style:parent-style-name="Table_20_Contents">
      <style:text-properties style:font-name="Courier" fo:font-size="9pt" officeooo:rsid="001ff50e" officeooo:paragraph-rsid="001ff50e" style:font-size-asian="9pt" style:font-size-complex="9pt"/>
    </style:style>
    <style:style style:name="P9" style:family="paragraph" style:parent-style-name="Table_20_Contents">
      <style:text-properties style:font-name="Courier" fo:font-size="9pt" officeooo:rsid="00204ca1" officeooo:paragraph-rsid="00204ca1" style:font-size-asian="9pt" style:font-size-complex="9pt"/>
    </style:style>
    <style:style style:name="P10" style:family="paragraph" style:parent-style-name="Table_20_Contents">
      <style:text-properties style:font-name="Courier" fo:font-size="9pt" fo:font-style="italic" officeooo:rsid="001ff50e" officeooo:paragraph-rsid="001ff50e" style:font-size-asian="9pt" style:font-style-asian="italic" style:font-size-complex="9pt" style:font-style-complex="italic"/>
    </style:style>
    <style:style style:name="P11" style:family="paragraph" style:parent-style-name="Table_20_Contents">
      <style:text-properties style:font-name="Courier" fo:font-size="9pt" fo:font-style="italic" officeooo:rsid="001e46a9" officeooo:paragraph-rsid="001ff50e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fo:font-size="9pt" officeooo:rsid="001c79eb" officeooo:paragraph-rsid="001c79eb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1c79eb" officeooo:paragraph-rsid="001c79eb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1c79eb" officeooo:paragraph-rsid="001e46a9" style:font-size-asian="9pt" style:font-size-complex="9pt"/>
    </style:style>
    <style:style style:name="P15" style:family="paragraph" style:parent-style-name="Table_20_Contents">
      <style:text-properties fo:font-size="9pt" officeooo:rsid="001c79eb" officeooo:paragraph-rsid="001e46a9" style:font-size-asian="9pt" style:font-size-complex="9pt"/>
    </style:style>
    <style:style style:name="P16" style:family="paragraph" style:parent-style-name="Table_20_Contents">
      <style:text-properties fo:font-size="9pt" officeooo:rsid="001ff50e" officeooo:paragraph-rsid="001ff50e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1c79eb" officeooo:paragraph-rsid="001e46a9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1c79eb" officeooo:paragraph-rsid="001c79eb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size="9pt" fo:font-weight="bold" officeooo:rsid="001c79eb" officeooo:paragraph-rsid="001c79eb" style:font-size-asian="9pt" style:font-weight-asian="bold" style:font-size-complex="9pt" style:font-weight-complex="bold"/>
    </style:style>
    <style:style style:name="P20" style:family="paragraph" style:parent-style-name="Table_20_Contents">
      <style:text-properties fo:font-size="9pt" fo:font-weight="bold" officeooo:rsid="001c79eb" officeooo:paragraph-rsid="001e46a9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font-size="9pt" fo:font-weight="normal" officeooo:rsid="001e46a9" officeooo:paragraph-rsid="001e46a9" style:font-size-asian="9pt" style:font-weight-asian="normal" style:font-size-complex="9pt" style:font-weight-complex="normal"/>
    </style:style>
    <style:style style:name="T1" style:family="text">
      <style:text-properties officeooo:rsid="001e46a9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officeooo:rsid="001ff50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ff50e" style:font-style-asian="italic" style:font-style-complex="italic"/>
    </style:style>
    <style:style style:name="T6" style:family="text">
      <style:text-properties fo:font-style="italic" officeooo:rsid="00208710" style:font-style-asian="italic" style:font-style-complex="italic"/>
    </style:style>
    <style:style style:name="T7" style:family="text">
      <style:text-properties officeooo:rsid="002087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lasy w pliku eleana_general_methods</text:p>
      <text:p text:style-name="P1"/>
      <text:p text:style-name="P1"/>
      <text:p text:style-name="P1">Klasa: Eleana()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2">Nazwa klasy</text:p>
          </table:table-cell>
          <table:table-cell table:style-name="Tabela1.B1" table:number-columns-spanned="3" office:value-type="string">
            <text:p text:style-name="P19">Eleana()</text:p>
            <text:p text:style-name="P19"/>
            <text:p text:style-name="P21">Klasa przechowuje informacje oraz metody ogóle takie jak zboór danych, aktualnie wybrane elementy. Przechowuje metody </text:p>
          </table:table-cell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18">Atrybuty klasy</text:p>
          </table:table-cell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13">Nazwa atrybutu</text:p>
          </table:table-cell>
          <table:table-cell table:style-name="Tabela1.A3" office:value-type="string">
            <text:p text:style-name="P13">Typ</text:p>
          </table:table-cell>
          <table:table-cell table:style-name="Tabela1.A3" office:value-type="string">
            <text:p text:style-name="P13">Rola</text:p>
          </table:table-cell>
          <table:table-cell table:style-name="Tabela1.A2" office:value-type="string">
            <text:p text:style-name="P13">Przykład wywołania <text:span text:style-name="T1">w głównym programie</text:span></text:p>
          </table:table-cell>
        </table:table-row>
        <table:table-row>
          <table:table-cell table:style-name="Tabela1.A3" office:value-type="string">
            <text:p text:style-name="P5">interpreter</text:p>
          </table:table-cell>
          <table:table-cell table:style-name="Tabela1.A3" office:value-type="string">
            <text:p text:style-name="P6">Str</text:p>
          </table:table-cell>
          <table:table-cell table:style-name="Tabela1.A3" office:value-type="string">
            <text:p text:style-name="P6">Przechowuje nazwę interpretera Pythona. Przydatne podczas korzystania z </text:p>
          </table:table-cell>
          <table:table-cell table:style-name="Tabela1.A2" office:value-type="string">
            <text:p text:style-name="P6">eleana = Eleana()</text:p>
            <text:p text:style-name="P6">int = eleana.interpreter</text:p>
          </table:table-cell>
        </table:table-row>
        <table:table-row>
          <table:table-cell table:style-name="Tabela1.A3" office:value-type="string">
            <text:p text:style-name="P6">dataset</text:p>
          </table:table-cell>
          <table:table-cell table:style-name="Tabela1.A3" office:value-type="string">
            <text:p text:style-name="P6">Lista obiektów</text:p>
          </table:table-cell>
          <table:table-cell table:style-name="Tabela1.A3" office:value-type="string">
            <text:p text:style-name="P6">Przechowuje obiekty, które zawierają wszystkie dane wczytane do programu. Numeracja od 0</text:p>
          </table:table-cell>
          <table:table-cell table:style-name="Tabela1.A2" office:value-type="string">
            <text:p text:style-name="P6">eleana = Eleana()</text:p>
            <text:p text:style-name="P6">data = eleana.dataset[index]</text:p>
          </table:table-cell>
        </table:table-row>
        <table:table-row>
          <table:table-cell table:style-name="Tabela1.A3" office:value-type="string">
            <text:p text:style-name="P6">results_dataset</text:p>
          </table:table-cell>
          <table:table-cell table:style-name="Tabela1.A3" office:value-type="string">
            <text:p text:style-name="P6"/>
          </table:table-cell>
          <table:table-cell table:style-name="Tabela1.A3" office:value-type="string">
            <text:p text:style-name="P6"/>
          </table:table-cell>
          <table:table-cell table:style-name="Tabela1.A2" office:value-type="string">
            <text:p text:style-name="P6"/>
          </table:table-cell>
        </table:table-row>
      </table:table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5">Nazwa klasy</text:p>
          </table:table-cell>
          <table:table-cell table:style-name="Tabela2.B1" table:number-columns-spanned="3" office:value-type="string">
            <text:p text:style-name="P20"><text:span text:style-name="T1">ComboboxesLists</text:span>()</text:p>
            <text:p text:style-name="P20"/>
            <text:p text:style-name="P21">Klasa przechowuje informacje dotyczące zawartości oraz stanu tego co znajduje się w Comboboxach wyswietlanych na ekranie. Posiada metody zwracające numer wybranej pozycji, całość listy oraz nazwy. </text:p>
          </table:table-cell>
          <table:covered-table-cell/>
          <table:covered-table-cell/>
        </table:table-row>
        <table:table-row>
          <table:table-cell table:style-name="Tabela2.A2" table:number-columns-spanned="4" office:value-type="string">
            <text:p text:style-name="P17">Atrybuty klasy</text:p>
          </table:table-cell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4">Nazwa atrybutu</text:p>
          </table:table-cell>
          <table:table-cell table:style-name="Tabela2.A3" office:value-type="string">
            <text:p text:style-name="P14">Typ</text:p>
          </table:table-cell>
          <table:table-cell table:style-name="Tabela2.A3" office:value-type="string">
            <text:p text:style-name="P14">Rola</text:p>
          </table:table-cell>
          <table:table-cell table:style-name="Tabela2.A2" office:value-type="string">
            <text:p text:style-name="P14">Przykład wywołania <text:span text:style-name="T1">w głównym programie</text:span></text:p>
          </table:table-cell>
        </table:table-row>
        <table:table-row>
          <table:table-cell table:style-name="Tabela2.A3" office:value-type="string">
            <text:p text:style-name="P6">entries</text:p>
          </table:table-cell>
          <table:table-cell table:style-name="Tabela2.A3" office:value-type="string">
            <text:p text:style-name="P6">dict</text:p>
          </table:table-cell>
          <table:table-cell table:style-name="Tabela2.A3" office:value-type="string">
            <text:p text:style-name="P6">Przechowuje zawartości listy comboboxów o przypisanym id z interfejsu. </text:p>
          </table:table-cell>
          <table:table-cell table:style-name="Tabela2.A2" office:value-type="string">
            <text:p text:style-name="P6">comboboxLists = ComboboxList()</text:p>
            <text:p text:style-name="P6">int = eleana.interpreter</text:p>
          </table:table-cell>
        </table:table-row>
      </table:table>
      <text:p text:style-name="P3"/>
      <text:p text:style-name="P4">Metody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6">Metoda</text:p>
          </table:table-cell>
          <table:table-cell table:style-name="Tabela3.A1" office:value-type="string">
            <text:p text:style-name="P16">Argumenty</text:p>
          </table:table-cell>
          <table:table-cell table:style-name="Tabela3.A1" office:value-type="string">
            <text:p text:style-name="P16">Rola</text:p>
          </table:table-cell>
          <table:table-cell table:style-name="Tabela3.D1" office:value-type="string">
            <text:p text:style-name="P16">Przykład wywołania w głównym programie</text:p>
          </table:table-cell>
        </table:table-row>
        <table:table-row>
          <table:table-cell table:style-name="Tabela3.A2" office:value-type="string">
            <text:p text:style-name="P10">ref_to_box</text:p>
          </table:table-cell>
          <table:table-cell table:style-name="Tabela3.A2" office:value-type="string">
            <text:p text:style-name="P6"><text:span text:style-name="T5">app</text:span><text:span text:style-name="T3"> – obiekt głównej aplikacji. Zawsze ten sam</text:span></text:p>
            <text:p text:style-name="P6"/>
            <text:p text:style-name="P8"><text:span text:style-name="T4">which_combobox</text:span> – id danego elementu, na którym chcemy działać. np. <text:span text:style-name="T4">sel_first</text:span></text:p>
            <text:p text:style-name="P10">sel_second</text:p>
            <text:p text:style-name="P10">f_stk</text:p>
          </table:table-cell>
          <table:table-cell table:style-name="Tabela3.A2" office:value-type="string">
            <text:p text:style-name="P8">W zależności od argumentu <text:span text:style-name="T4">which_combobox</text:span> przypisuje dany obiekt comboboxa do box i zwraca.</text:p>
            <text:p text:style-name="P8"/>
            <text:p text:style-name="P8">Jest uniwersalne dla pozostałych metod klasy <text:span text:style-name="T4">ComboboxLists()</text:span> <text:s/></text:p>
          </table:table-cell>
          <table:table-cell table:style-name="Tabela3.D2" office:value-type="string">
            <text:p text:style-name="P8">Metoda wewnętrzna. Nie wywoływana z głównego programu</text:p>
          </table:table-cell>
        </table:table-row>
        <table:table-row>
          <table:table-cell table:style-name="Tabela3.A2" office:value-type="string">
            <text:p text:style-name="P10">current_position</text:p>
          </table:table-cell>
          <table:table-cell table:style-name="Tabela3.A2" office:value-type="string">
            <text:p text:style-name="P7"><text:span text:style-name="T5">app</text:span><text:span text:style-name="T3"> – obiekt głównej aplikacji. Zawsze ten sam</text:span></text:p>
            <text:p text:style-name="P7"/>
            <text:p text:style-name="P8"><text:span text:style-name="T4">which_combobox</text:span> – id danego elementu, na którym chcemy działać. np. <text:span text:style-name="T4">sel_first</text:span></text:p>
            <text:p text:style-name="P10">sel_second</text:p>
            <text:p text:style-name="P10">f_stk</text:p>
          </table:table-cell>
          <table:table-cell table:style-name="Tabela3.A2" office:value-type="string">
            <text:p text:style-name="P8">Funkcja zwraca dict zwierający:</text:p>
            <text:p text:style-name="P8"/>
            <text:p text:style-name="P8"><text:span text:style-name="T4">current_value:</text:span> tekst wybranej pozycji na elemencie which_combobox</text:p>
            <text:p text:style-name="P8"><text:span text:style-name="T4">index</text:span> – numer pozycji na liście combobox</text:p>
            <text:p text:style-name="P8"><text:span text:style-name="T4">last_index</text:span> – numer pozycji na liście ostatniego elementu</text:p>
          </table:table-cell>
          <table:table-cell table:style-name="Tabela3.D2" office:value-type="string">
            <text:p text:style-name="P11">comboboxLists = ComboboxList()</text:p>
            <text:p text:style-name="P11"/>
            <text:p text:style-name="P11">poz = comboboxLists.current_position(app, 'sel_first')</text:p>
            <text:p text:style-name="P7"/>
            <text:p text:style-name="P8">Zmienna <text:span text:style-name="T4">poz</text:span> zawiera wartość pozycji która została wybrana na danym combobox</text:p>
          </table:table-cell>
        </table:table-row>
        <table:table-row>
          <table:table-cell table:style-name="Tabela3.A2" office:value-type="string">
            <text:p text:style-name="P10">createLists</text:p>
          </table:table-cell>
          <table:table-cell table:style-name="Tabela3.A2" office:value-type="string">
            <text:p text:style-name="P7"><text:span text:style-name="T5">app</text:span><text:span text:style-name="T3"> – obiekt głównej aplikacji. Zawsze ten sam</text:span></text:p>
            <text:p text:style-name="P7"/>
            <text:p text:style-name="P8"><text:soft-page-break/><text:span text:style-name="T4">which_combobox</text:span> – id danego elementu, na którym chcemy działać. np. <text:span text:style-name="T4">sel_first</text:span></text:p>
            <text:p text:style-name="P10">sel_second</text:p>
            <text:p text:style-name="P10">f_stk</text:p>
          </table:table-cell>
          <table:table-cell table:style-name="Tabela3.A2" office:value-type="string">
            <text:p text:style-name="P9">Funkcja tworzy <text:span text:style-name="T7">liste elementów danego comboboxa </text:span><text:soft-page-break/><text:span text:style-name="T7">zdefiniowanego w </text:span><text:span text:style-name="T6">which_combobox</text:span></text:p>
          </table:table-cell>
          <table:table-cell table:style-name="Tabela3.D2" office:value-type="string"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  <meta:editing-cycles>6</meta:editing-cycles>
    <meta:creation-date>2008-08-22T11:41:04</meta:creation-date>
    <dc:date>2023-09-27T17:17:30.652590593</dc:date>
    <meta:editing-duration>PT7H29M17S</meta:editing-duration>
    <meta:document-statistic meta:table-count="3" meta:image-count="0" meta:object-count="0" meta:page-count="2" meta:paragraph-count="65" meta:word-count="277" meta:character-count="2137" meta:non-whitespace-character-count="1911"/>
  </office:meta>
</office:document-meta>
</file>